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e8cb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language="fr" fo:country="FR"/>
    </style:style>
    <style:style style:name="ce1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d7d7"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 style:data-style-name="N4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f5ce"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fo:language="fr" fo:country="FR"/>
    </style:style>
    <style:style style:name="T9" style:family="text">
      <style:text-properties style:text-underline-style="none" style:text-underline-color="font-color" fo:font-weight="normal" style:font-weight-asian="normal" style:font-weight-complex="normal"/>
    </style:style>
    <style:style style:name="T10" style:family="text">
      <style:text-properties style:text-underline-style="none" style:text-underline-color="font-color" fo:font-weight="normal" style:font-weight-asian="normal" style:font-weight-complex="normal" fo:font-style="italic" style:font-style-asian="italic" style:font-style-complex="italic"/>
    </style:style>
    <style:style style:name="T11" style:family="text">
      <style:text-properties style:text-underline-style="none" style:text-und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13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<text:span text:style-name="T1">Évaluation</text:span> calculs des risques de la <text:span text:style-name="T1">consommation</text:span> d’alcool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1 verre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string" calcext:value-type="string">
            <text:p>g/l de sang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string" calcext:value-type="string">
            <text:p>mg/l d'air</text:p>
          </table:table-cell>
          <table:table-cell/>
          <table:table-cell table:style-name="ce20" office:value-type="string" calcext:value-type="string" table:number-columns-spanned="6" table:number-rows-spanned="3">
            <text:p>Remplir le tableau si contre pour voir votre taux effectif d’alcool dans le sang.</text:p>
            <text:p>Ce taux max est <text:span text:style-name="T1">atteint après</text:span> un quart d’heure sans repas et une heure avec repas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>
            <text:p>verres bu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table-cell table:style-name="ce4" office:value-type="string" calcext:value-type="string">
            <text:p>alcoolémie</text:p>
          </table:table-cell>
          <table:table-cell table:style-name="ce17"/>
          <table:table-cell table:style-name="ce6" office:value-type="string" calcext:value-type="string">
            <text:p>g/l de sang</text:p>
          </table:table-cell>
          <table:table-cell table:style-name="ce18"/>
          <table:table-cell table:style-name="ce6" office:value-type="string" calcext:value-type="string">
            <text:p>mg/l d'air</text:p>
          </table:table-cell>
          <table:table-cell/>
          <table:covered-table-cell table:number-columns-repeated="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Ma personne exemple</text:p>
          </table:table-cell>
          <table:covered-table-cell table:number-columns-repeated="2"/>
          <table:table-cell/>
          <table:table-cell table:style-name="ce20" office:value-type="string" calcext:value-type="string" table:number-columns-spanned="6" table:number-rows-spanned="6">
            <text:p>Le calcul <text:span text:style-name="T1">précédant</text:span> est une <text:span text:style-name="T1">approximation</text:span>, nous allons dé<text:span text:style-name="T1">taillé</text:span> dans ce celui-ci en suivant les instruction suivante</text:p>
            <text:p><text:span text:style-name="T2">Pour un homme</text:span> : (nombre d’une unité d’alcool) / (poids en kg x 0,68)</text:p>
            <text:p><text:span text:style-name="T3">Pour une femme</text:span><text:span text:style-name="T4"> : (nombre d’une unité d’alcool)</text:span> / (poids en kg x 0,55)</text:p>
            <text:p/>
            <text:p><text:span text:style-name="T5">Que l’on consomme 25 cl d’une bière à 5°, 10 cl d’un vin à 12° ou encore 3 cl de whisky à 40°, on consomme la même quantité d’alcool, on appel ca une dose bar</text:span></text:p>
          </table:table-cell>
          <table:covered-table-cell table:number-columns-repeated="5" table:style-name="ce20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1 verr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g/l</text:p>
          </table:table-cell>
          <table:table-cell/>
          <table:covered-table-cell table:number-columns-repeated="6" table:style-name="ce20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verres b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 table:style-name="ce20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sex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F/H</text:p>
          </table:table-cell>
          <table:table-cell/>
          <table:covered-table-cell table:number-columns-repeated="6" table:style-name="ce20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poids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Kg</text:p>
          </table:table-cell>
          <table:table-cell/>
          <table:covered-table-cell table:number-columns-repeated="6" table:style-name="ce20"/>
          <table:table-cell table:number-columns-repeated="16373"/>
        </table:table-row>
        <table:table-row table:style-name="ro1">
          <table:table-cell/>
          <table:table-cell table:style-name="ce3" office:value-type="string" calcext:value-type="string">
            <text:p>alcoolémie</text:p>
          </table:table-cell>
          <table:table-cell table:style-name="ce18"/>
          <table:table-cell table:style-name="ce6" office:value-type="string" calcext:value-type="string">
            <text:p>g/l de sang</text:p>
          </table:table-cell>
          <table:table-cell/>
          <table:covered-table-cell table:number-columns-repeated="6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6" table:number-rows-spanned="5">
            <text:p>Le risque d’accident mortel augmente en fonction du taux d’alcool :</text:p>
            <text:p/>
            <text:p>À 0,5 g/l le risque est multiplié par 2</text:p>
            <text:p>À 0,8 g/l le risque est multiplié par 10</text:p>
            <text:p>À 1,2 g/l le risque est multiplié par 35</text:p>
          </table:table-cell>
          <table:covered-table-cell table:number-columns-repeated="5"/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Risques d’accidents</text:p>
          </table:table-cell>
          <table:table-cell table:style-name="ce14" table:number-columns-spanned="1" table:number-rows-spanned="3"/>
          <table:table-cell/>
          <table:table-cell table:style-name="ce20" office:value-type="string" calcext:value-type="string" table:number-columns-spanned="2" table:number-rows-spanned="3">
            <text:p>utiliser les fonctions de conditions pour déduire le risque d’accidents</text:p>
          </table:table-cell>
          <table:covered-table-cell/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covered-table-cell table:number-columns-repeated="2" table:style-name="ce14"/>
          <table:table-cell/>
          <table:covered-table-cell table:number-columns-repeated="2"/>
          <table:table-cell/>
          <table:covered-table-cell table:number-columns-repeated="6"/>
          <table:table-cell table:number-columns-repeated="16371"/>
        </table:table-row>
        <table:table-row table:style-name="ro1">
          <table:table-cell/>
          <table:covered-table-cell table:number-columns-repeated="2" table:style-name="ce14"/>
          <table:table-cell/>
          <table:covered-table-cell table:number-columns-repeated="2"/>
          <table:table-cell/>
          <table:covered-table-cell table:number-columns-repeated="6"/>
          <table:table-cell table:number-columns-repeated="16371"/>
        </table:table-row>
        <table:table-row table:style-name="ro1">
          <table:table-cell table:number-columns-repeated="7"/>
          <table:covered-table-cell table:number-columns-repeated="6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20" office:value-type="string" calcext:value-type="string" table:number-columns-spanned="4" table:number-rows-spanned="6">
            <text:p><text:span text:style-name="T7">En </text:span><text:span text:style-name="T8">reprenant</text:span><text:span text:style-name="T7"> les valeurs de ma personne </text:span></text:p>
            <text:p><text:span text:style-name="T2"/></text:p>
            <text:p><text:span text:style-name="T2">Si</text:span><text:span text:style-name="T9"> </text:span><text:span text:style-name="T10">c’</text:span><text:span text:style-name="T11">est un </text:span>homme, le taux d’alcool dans le sang diminue de 0,10 à 0,15 g/L de sang par heure </text:p>
            <text:p/>
            <text:p><text:span text:style-name="T3">Si</text:span><text:span text:style-name="T4"> </text:span><text:span text:style-name="T12">c’</text:span><text:span text:style-name="T13">est</text:span> une femme, il diminue un peu plus lentement :  0,085 à 0,10 g/L de sang par heure.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0h</text:p>
          </table:table-cell>
          <table:table-cell table:style-name="ce3" office:value-type="string" calcext:value-type="string">
            <text:p>1h</text:p>
          </table:table-cell>
          <table:table-cell table:style-name="ce3" office:value-type="string" calcext:value-type="string">
            <text:p>2h</text:p>
          </table:table-cell>
          <table:table-cell table:style-name="ce3" office:value-type="string" calcext:value-type="string">
            <text:p>3h</text:p>
          </table:table-cell>
          <table:table-cell table:style-name="ce3" office:value-type="string" calcext:value-type="string">
            <text:p>4h</text:p>
          </table:table-cell>
          <table:table-cell table:style-name="ce3" office:value-type="string" calcext:value-type="string">
            <text:p>5h</text:p>
          </table:table-cell>
          <table:table-cell table:style-name="ce3" office:value-type="string" calcext:value-type="string">
            <text:p>6h</text:p>
          </table:table-cell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in</text:p>
          </table:table-cell>
          <table:table-cell table:style-name="ce18" table:formula="of:=[.C14]" office:value-type="float" office:value="0" calcext:value-type="float">
            <text:p>0,00</text:p>
          </table:table-cell>
          <table:table-cell table:style-name="ce18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18" table:formula="of:=[.C14]" office:value-type="float" office:value="0" calcext:value-type="float">
            <text:p>0,00</text:p>
          </table:table-cell>
          <table:table-cell table:style-name="ce18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moyen</text:p>
          </table:table-cell>
          <table:table-cell table:style-name="ce18" table:formula="of:=[.C14]" office:value-type="float" office:value="0" calcext:value-type="float">
            <text:p>0,00</text:p>
          </table:table-cell>
          <table:table-cell table:style-name="ce18" table:number-columns-repeated="6"/>
          <table:table-cell/>
          <table:covered-table-cell table:number-columns-repeated="4"/>
          <table:table-cell table:number-columns-repeated="16370"/>
        </table:table-row>
        <table:table-row table:style-name="ro1">
          <table:table-cell table:number-columns-repeated="10"/>
          <table:covered-table-cell table:number-columns-repeated="4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2" office:value-type="string" calcext:value-type="string" table:number-columns-spanned="6" table:number-rows-spanned="6">
            <text:p><text:span text:style-name="T6">Quelle que soit la méthode que vous employez, l’important est de limiter votre consommation. Et pour insister, ce tableau vous rappelle les sanctions.</text:span></text:p>
            <text:p/>
            <text:p><text:span text:style-name="T6">Je vous épargne les sanctions et autres stages en cas de récidives ou blessures</text:span>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/>
          <table:table-cell table:style-name="ce3" office:value-type="string" calcext:value-type="string">
            <text:p>alcoolémie</text:p>
          </table:table-cell>
          <table:table-cell table:style-name="ce3" office:value-type="string" calcext:value-type="string">
            <text:p>Amend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permis</text:p>
          </table:table-cell>
          <table:table-cell table:style-name="ce3" office:value-type="string" calcext:value-type="string">
            <text:p>véhicule</text:p>
          </table:table-cell>
          <table:table-cell table:style-name="ce3" office:value-type="string" calcext:value-type="string">
            <text:p>Prison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Probatoire + 0,2</text:p>
          </table:table-cell>
          <table:table-cell table:style-name="ce8" office:value-type="currency" office:currency="EUR" office:value="705" calcext:value-type="currency">
            <text:p>705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suspendu 3ans</text:p>
          </table:table-cell>
          <table:table-cell table:number-columns-repeated="2"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string" calcext:value-type="string">
            <text:p>0,5 et 0,8</text:p>
          </table:table-cell>
          <table:table-cell table:style-name="ce8" office:value-type="currency" office:currency="EUR" office:value="135" calcext:value-type="currency">
            <text:p>135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/</text:p>
          </table:table-cell>
          <table:table-cell table:style-name="ce6" office:value-type="string" calcext:value-type="string">
            <text:p>immo</text:p>
          </table:table-cell>
          <table:table-cell table:style-name="ce6" office:value-type="string" calcext:value-type="string">
            <text:p>/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/>
          <table:table-cell table:style-name="ce6" office:value-type="float" office:value="0.8" calcext:value-type="float">
            <text:p>0,8</text:p>
          </table:table-cell>
          <table:table-cell table:style-name="ce8" office:value-type="currency" office:currency="EUR" office:value="4500" calcext:value-type="currency">
            <text:p>4 500,00 €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string" calcext:value-type="string">
            <text:p>suspendu 3ans</text:p>
          </table:table-cell>
          <table:table-cell table:style-name="ce6" office:value-type="string" calcext:value-type="string">
            <text:p>immo</text:p>
          </table:table-cell>
          <table:table-cell table:style-name="ce6" office:value-type="string" calcext:value-type="string">
            <text:p>2ans</text:p>
          </table:table-cell>
          <table:table-cell/>
          <table:covered-table-cell table:number-columns-repeated="6"/>
          <table:table-cell table:number-columns-repeated="16370"/>
        </table:table-row>
        <table:table-row table:style-name="ro1">
          <table:table-cell table:number-columns-repeated="8"/>
          <table:covered-table-cell table:number-columns-repeated="6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3" office:value-type="string" calcext:value-type="string">
            <text:p>personne</text:p>
          </table:table-cell>
          <table:table-cell table:style-name="ce3" office:value-type="string" calcext:value-type="string">
            <text:p>verres bus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Type permis</text:p>
          </table:table-cell>
          <table:table-cell table:style-name="ce3" office:value-type="string" calcext:value-type="string">
            <text:p>alcoolémie</text:p>
          </table:table-cell>
          <table:table-cell table:style-name="ce3" office:value-type="string" calcext:value-type="string">
            <text:p>Risques</text:p>
          </table:table-cell>
          <table:table-cell table:style-name="ce3" office:value-type="string" calcext:value-type="string">
            <text:p>Amande</text:p>
          </table:table-cell>
          <table:table-cell table:style-name="Default"/>
          <table:table-cell table:style-name="ce10" office:value-type="string" calcext:value-type="string" table:number-columns-spanned="4" table:number-rows-spanned="6">
            <text:p>En réutilisant les calcules précédemment créer, remplissez le tableau suivant.</text:p>
            <text:p>Grace a une fonction SI et au tableau ci dessus si les personnes sont dans l’<text:span text:style-name="T1">illégalité</text:span>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Al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obatoire</text:p>
          </table:table-cell>
          <table:table-cell table:style-name="ce18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Tib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rmal</text:p>
          </table:table-cell>
          <table:table-cell table:style-name="ce18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Moham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robatoire</text:p>
          </table:table-cell>
          <table:table-cell table:style-name="ce18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Eliot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ormal</text:p>
          </table:table-cell>
          <table:table-cell table:style-name="ce18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>
          <table:table-cell/>
          <table:table-cell table:style-name="ce6" office:value-type="string" calcext:value-type="string">
            <text:p>Dyan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rmal</text:p>
          </table:table-cell>
          <table:table-cell table:style-name="ce18" table:number-columns-repeated="3"/>
          <table:table-cell table:style-name="Default"/>
          <table:covered-table-cell table:number-columns-repeated="4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12" table:number-rows-spanned="2">
            <text:p>Désigner un conducteur qui ne boit pas reste l’une des meilleures solutions pour être certains de rentrer en toute sécurité. Élisez votre Sam avant de sortir ! 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La consommation d’alcool provoque des dommages importants sur la santé. </text:p>
            <text:p>Elle peut agir sur le « capital santé » des buveurs tout au long de la vie, depuis le stade embryonnaire jusqu’au grand âge.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12" table:number-rows-spanned="2">
            <text:p>Ce n’est pas parce que les mineurs peuvent consommer de l'alcool dans le cadre privé sous la surveillance parentale, qu’il faut en consommer.</text:p>
            <text:p>Comme toute drogue, vous risquez d'endommager votre cerveau, et avec ses fonctions <text:span text:style-name="T1">désinhibantes</text:span>, faire des choses regrettables.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/>
          <table:covered-table-cell table:number-columns-repeated="12"/>
          <table:table-cell table:number-columns-repeated="16371"/>
        </table:table-row>
        <table:table-row table:style-name="ro1" table:number-rows-repeated="104852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4:37:40.213000000</meta:creation-date>
    <dc:date>2024-11-27T22:44:53.119000000</dc:date>
    <meta:editing-duration>PT2H32M18S</meta:editing-duration>
    <meta:editing-cycles>2</meta:editing-cycles>
    <meta:generator>LibreOffice/7.4.5.1$Windows_X86_64 LibreOffice_project/9c0871452b3918c1019dde9bfac75448afc4b57f</meta:generator>
    <meta:document-statistic meta:table-count="1" meta:cell-count="116" meta:object-count="0"/>
  </office:meta>
</office:document-meta>
</file>